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4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1" style:family="table-cell" style:parent-style-name="Default" style:data-style-name="N0">
      <style:table-cell-properties fo:border="0.74pt solid #000000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16" table:default-cell-style-name="ce9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URI 1</text:p>
          </table:table-cell>
          <table:table-cell table:style-name="ce7" office:value-type="string" calcext:value-type="string">
            <text:p>URI 1 has &lt;relationship&gt; URI 2</text:p>
          </table:table-cell>
          <table:table-cell table:style-name="ce7" office:value-type="string" calcext:value-type="string">
            <text:p>URI 2</text:p>
          </table:table-cell>
          <table:table-cell table:style-name="ce7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los_prog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alos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los_prog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alos-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los_prog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alos-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coriolis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coriolis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6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7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8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09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0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6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7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8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F19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dmsp_S20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envisat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o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aqua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o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aura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o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terra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r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ers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r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ers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FY-3A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FY-3B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FY-3C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FY-3D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FY-3E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FY-3F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FY-3G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comW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comW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comW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eodetic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eosat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eodetic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fo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6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7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8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9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09_bk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10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10_SA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1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1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12_SA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1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1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1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R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S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T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es_U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sat_prog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sat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sat_prog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gosat-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himawari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himawari-6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himawari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himawari-7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icesat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icesat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icesat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icesat-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jason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jason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jason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jason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jason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jason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landsat_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landsat_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landsat_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landsat_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landsat_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landsat_6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landsat_7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dcm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landsat_8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metOpA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metOpB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 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metOpC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meteosat_8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meteosat_9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meteosat_10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meteosat_1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imbus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imbus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imbus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imbus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imbus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imbus6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imbus7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6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7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8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9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0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6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7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8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noaa_19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odin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odin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orbview2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orbview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parasol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parasol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cisat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scisat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spot1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spot2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spot3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spot4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8" office:value-type="string" calcext:value-type="string">
            <text:p>narrower</text:p>
          </table:table-cell>
          <table:table-cell table:style-name="ce10" office:value-type="string" calcext:value-type="string">
            <text:p>plat_spot5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lat_topexPoseidon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topexPoseidon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lat_trmm_prog</text:p>
          </table:table-cell>
          <table:table-cell table:style-name="ce8" office:value-type="string" calcext:value-type="string">
            <text:p>narrower</text:p>
          </table:table-cell>
          <table:table-cell table:style-name="ce2" office:value-type="string" calcext:value-type="string">
            <text:p>plat_trmm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</text:p>
          </table:table-cell>
          <table:table-cell table:style-name="ce8" office:value-type="string" calcext:value-type="string">
            <text:p>narrower</text:p>
          </table:table-cell>
          <table:table-cell table:style-name="ce11" office:value-type="string" calcext:value-type="string">
            <text:p>plat_hrws_sar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</text:p>
          </table:table-cell>
          <table:table-cell table:style-name="ce8" office:value-type="string" calcext:value-type="string">
            <text:p>narrower</text:p>
          </table:table-cell>
          <table:table-cell table:style-name="ce11" office:value-type="string" calcext:value-type="string">
            <text:p>plat_tsx_ng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</text:p>
          </table:table-cell>
          <table:table-cell table:style-name="ce8" office:value-type="string" calcext:value-type="string">
            <text:p>narrower</text:p>
          </table:table-cell>
          <table:table-cell table:style-name="ce11" office:value-type="string" calcext:value-type="string">
            <text:p>plat_tandem_X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</text:p>
          </table:table-cell>
          <table:table-cell table:style-name="ce8" office:value-type="string" calcext:value-type="string">
            <text:p>narrower</text:p>
          </table:table-cell>
          <table:table-cell table:style-name="ce11" office:value-type="string" calcext:value-type="string">
            <text:p>plat_terraSar_X</text:p>
          </table:table-cell>
          <table:table-cell table:style-name="ce8" office:value-type="string" calcext:value-type="string">
            <text:p>broader</text:p>
          </table:table-cell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9:11:03.850645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6-10T09:23:37.292572356</dc:date>
    <meta:editing-cycles>7</meta:editing-cycles>
    <meta:editing-duration>PT4H41M47S</meta:editing-duration>
    <meta:document-statistic meta:table-count="1" meta:cell-count="520" meta:object-count="0"/>
  </office:meta>
</office:document-meta>
</file>